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ESERCIZIO 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table:style-name="Default" table:formula="of:=1.351/1000000" office:value-type="float" office:value="0.000001351" calcext:value-type="float">
            <text:p>0,000001351</text:p>
          </table:table-cell>
          <table:table-cell office:value-type="float" office:value="3.175" calcext:value-type="float">
            <text:p>3,175</text:p>
          </table:table-cell>
          <table:table-cell/>
          <table:table-cell table:formula="of:=1.351/1000000" office:value-type="float" office:value="0.000001351" calcext:value-type="float">
            <text:p>0,00000135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/>
          <table:table-cell table:style-name="ce1" table:formula="of:=277.778/1000" office:value-type="float" office:value="0.277778" calcext:value-type="float">
            <text:p>0,277778</text:p>
          </table:table-cell>
          <table:table-cell table:number-columns-repeated="2"/>
        </table:table-row>
        <table:table-row table:style-name="ro1">
          <table:table-cell table:formula="of:=277.778/1000" office:value-type="float" office:value="0.277778" calcext:value-type="float">
            <text:p>0,277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001milli</text:p>
          </table:table-cell>
          <table:table-cell office:value-type="string" calcext:value-type="string">
            <text:p>1micro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ESERCIZIO 2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Caso 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V (V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7,4m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ESERCIZIO 4</text:p>
          </table:table-cell>
          <table:table-cell table:style-name="Default"/>
          <table:table-cell office:value-type="string" calcext:value-type="string">
            <text:p>QP INDICA VALORE PRECEDENTE DI Q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QP</text:p>
          </table:table-cell>
          <table:table-cell table:style-name="ce1" office:value-type="string" calcext:value-type="string">
            <text:p>Q</text:p>
          </table:table-cell>
          <table:table-cell table:style-name="ce4" office:value-type="string" calcext:value-type="string">
            <text:p>Q</text:p>
          </table:table-cell>
          <table:table-cell table:style-name="ce1" office:value-type="string" calcext:value-type="string">
            <text:p>TIPO DI CONDIZION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 valid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 vali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l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14:53:16.755000000</meta:creation-date>
    <dc:date>2024-06-07T11:34:01.354000000</dc:date>
    <meta:editing-duration>PT1H45M43S</meta:editing-duration>
    <meta:editing-cycles>6</meta:editing-cycles>
    <meta:generator>LibreOffice/7.6.6.3$Windows_X86_64 LibreOffice_project/d97b2716a9a4a2ce1391dee1765565ea469b0ae7</meta:generator>
    <meta:document-statistic meta:table-count="1" meta:cell-count="118" meta:object-count="0"/>
  </office:meta>
</office:document-meta>
</file>